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le1" style:family="table">
      <style:table-properties style:width="17cm" table:align="center"/>
    </style:style>
    <style:style style:name="Table1.A" style:family="table-column">
      <style:table-column-properties style:column-width="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2pt" fo:font-style="italic" officeooo:rsid="0018adb1" officeooo:paragraph-rsid="00088d3e"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paragraph-rsid="00088d3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1a3e9"/>
    </style:style>
    <style:style style:name="P6" style:family="paragraph" style:parent-style-name="Standard">
      <style:paragraph-properties fo:text-align="justify" style:justify-single-word="false"/>
      <style:text-properties officeooo:paragraph-rsid="0019bb70"/>
    </style:style>
    <style:style style:name="P7" style:family="paragraph" style:parent-style-name="Standard">
      <style:paragraph-properties fo:text-align="justify" style:justify-single-word="false"/>
      <style:text-properties officeooo:paragraph-rsid="001ba1e9"/>
    </style:style>
    <style:style style:name="P8" style:family="paragraph" style:parent-style-name="Standard">
      <style:paragraph-properties fo:text-align="justify" style:justify-single-word="false"/>
      <style:text-properties officeooo:paragraph-rsid="0021bc78"/>
    </style:style>
    <style:style style:name="P9" style:family="paragraph" style:parent-style-name="Standard">
      <style:paragraph-properties fo:text-align="justify" style:justify-single-word="false"/>
      <style:text-properties officeooo:paragraph-rsid="00236106"/>
    </style:style>
    <style:style style:name="P10" style:family="paragraph" style:parent-style-name="Standard">
      <style:paragraph-properties fo:text-align="justify" style:justify-single-word="false"/>
      <style:text-properties officeooo:paragraph-rsid="002ebe4e"/>
    </style:style>
    <style:style style:name="P11" style:family="paragraph" style:parent-style-name="Standard">
      <style:paragraph-properties fo:text-align="justify" style:justify-single-word="false"/>
      <style:text-properties officeooo:rsid="000d52d2" officeooo:paragraph-rsid="000d52d2"/>
    </style:style>
    <style:style style:name="P12" style:family="paragraph" style:parent-style-name="Standard">
      <style:paragraph-properties fo:text-align="center" style:justify-single-word="false"/>
      <style:text-properties style:font-name="JetBrains Mono" fo:font-size="10pt" officeooo:rsid="000de638" officeooo:paragraph-rsid="000de638" style:font-size-asian="10pt" style:font-size-complex="10pt"/>
    </style:style>
    <style:style style:name="P13" style:family="paragraph" style:parent-style-name="Standard">
      <style:paragraph-properties fo:text-align="justify" style:justify-single-word="false"/>
      <style:text-properties style:font-name="JetBrains Mono" fo:font-size="10pt" style:font-size-asian="10pt" style:font-size-complex="10pt"/>
    </style:style>
    <style:style style:name="P14" style:family="paragraph" style:parent-style-name="Table_20_Contents">
      <style:paragraph-properties fo:text-align="center" style:justify-single-word="false"/>
      <style:text-properties style:font-name="JetBrains Mono" fo:font-size="10pt" fo:font-weight="bold" officeooo:rsid="000d63ca" officeooo:paragraph-rsid="000d63ca"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c9211e" loext:opacity="100%" style:font-name="JetBrains Mono" fo:font-size="10pt" officeooo:rsid="000de638" officeooo:paragraph-rsid="000de638" style:font-size-asian="10pt" style:font-size-complex="10pt"/>
    </style:style>
    <style:style style:name="P16" style:family="paragraph" style:parent-style-name="Standard">
      <style:paragraph-properties fo:text-align="justify" style:justify-single-word="false"/>
      <style:text-properties fo:color="#c9211e" loext:opacity="100%" fo:font-style="italic" officeooo:rsid="0011a3e9" officeooo:paragraph-rsid="001ba1e9" style:font-style-asian="italic" style:font-style-complex="italic"/>
    </style:style>
    <style:style style:name="P17" style:family="paragraph" style:parent-style-name="Standard">
      <style:paragraph-properties fo:text-align="justify" style:justify-single-word="false"/>
      <style:text-properties officeooo:rsid="002c19da" officeooo:paragraph-rsid="002c19da"/>
    </style:style>
    <style:style style:name="P18"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paragraph-rsid="000de638" style:font-size-asian="10pt" style:font-size-complex="10pt"/>
    </style:style>
    <style:style style:name="P19"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rsid="000d63ca" officeooo:paragraph-rsid="000de638" style:font-size-asian="10pt" style:font-size-complex="10pt"/>
    </style:style>
    <style:style style:name="P20" style:family="paragraph" style:parent-style-name="Text_20_body">
      <style:paragraph-properties fo:text-align="center" style:justify-single-word="false"/>
      <style:text-properties fo:font-variant="normal" fo:text-transform="none" fo:color="#212529" loext:opacity="100%" style:font-name="JetBrains Mono" fo:font-size="10pt" fo:letter-spacing="normal" fo:font-style="normal" fo:font-weight="normal" officeooo:rsid="000d63ca" officeooo:paragraph-rsid="000d63ca" style:font-size-asian="10pt" style:font-size-complex="10pt"/>
    </style:style>
    <style:style style:name="P21" style:family="paragraph" style:parent-style-name="Text_20_body">
      <style:paragraph-properties fo:text-align="justify" style:justify-single-word="false"/>
      <style:text-properties fo:font-variant="normal" fo:text-transform="none" fo:color="#212529" loext:opacity="100%" style:font-name="apple-system" fo:font-size="11.25pt" fo:letter-spacing="normal" fo:font-style="normal" fo:font-weight="normal"/>
    </style:style>
    <style:style style:name="P22" style:family="paragraph" style:parent-style-name="Standard">
      <style:paragraph-properties fo:text-align="justify" style:justify-single-word="false"/>
      <style:text-properties fo:font-style="italic" officeooo:rsid="000d52d2" officeooo:paragraph-rsid="00236106" style:font-style-asian="italic" style:font-style-complex="italic"/>
    </style:style>
    <style:style style:name="P23" style:family="paragraph" style:parent-style-name="Standard">
      <style:paragraph-properties fo:text-align="justify" style:justify-single-word="false"/>
      <style:text-properties fo:font-style="italic" officeooo:rsid="000d52d2" officeooo:paragraph-rsid="0026d9cf" style:font-style-asian="italic" style:font-style-complex="italic"/>
    </style:style>
    <style:style style:name="P24"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25" style:family="paragraph" style:parent-style-name="Standard">
      <style:paragraph-properties fo:text-align="justify" style:justify-single-word="false"/>
      <style:text-properties fo:font-style="italic" officeooo:rsid="00293388" officeooo:paragraph-rsid="000d52d2" style:font-style-asian="italic" style:font-style-complex="italic"/>
    </style:style>
    <style:style style:name="P26"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27" style:family="paragraph" style:parent-style-name="Standard">
      <style:paragraph-properties fo:text-align="justify" style:justify-single-word="false"/>
      <style:text-properties fo:font-style="italic" officeooo:rsid="0038bfc8" officeooo:paragraph-rsid="0038bfc8" style:font-style-asian="italic" style:font-style-complex="italic"/>
    </style:style>
    <style:style style:name="P28" style:family="paragraph" style:parent-style-name="Standard">
      <style:paragraph-properties fo:text-align="justify" style:justify-single-word="false"/>
      <style:text-properties officeooo:rsid="003c7022" officeooo:paragraph-rsid="003c7022"/>
    </style:style>
    <style:style style:name="P29" style:family="paragraph" style:parent-style-name="Standard">
      <style:paragraph-properties fo:text-align="justify" style:justify-single-word="false"/>
      <style:text-properties fo:font-style="italic" officeooo:rsid="002ebe4e" style:font-style-asian="italic" style:font-style-complex="italic"/>
    </style:style>
    <style:style style:name="P30" style:family="paragraph" style:parent-style-name="Standard">
      <style:paragraph-properties fo:text-align="justify" style:justify-single-word="false"/>
      <style:text-properties fo:font-style="italic" officeooo:rsid="0033eb80" style:font-style-asian="italic" style:font-style-complex="italic"/>
    </style:style>
    <style:style style:name="P31" style:family="paragraph" style:parent-style-name="Standard">
      <style:paragraph-properties fo:text-align="justify" style:justify-single-word="false"/>
      <style:text-properties fo:font-style="italic" officeooo:rsid="0033eb80" officeooo:paragraph-rsid="0033eb80" style:font-style-asian="italic" style:font-style-complex="italic"/>
    </style:style>
    <style:style style:name="P32" style:family="paragraph" style:parent-style-name="Standard">
      <style:paragraph-properties fo:text-align="justify" style:justify-single-word="false"/>
      <style:text-properties fo:font-style="italic" officeooo:rsid="00425b6f" officeooo:paragraph-rsid="000d52d2" style:font-style-asian="italic" style:font-style-complex="italic"/>
    </style:style>
    <style:style style:name="P33" style:family="paragraph" style:parent-style-name="Standard">
      <style:paragraph-properties fo:text-align="justify" style:justify-single-word="false"/>
      <style:text-properties fo:font-style="italic" officeooo:rsid="00425b6f" officeooo:paragraph-rsid="00425b6f" style:font-style-asian="italic" style:font-style-complex="italic"/>
    </style:style>
    <style:style style:name="P34"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rsid="000d52d2" officeooo:paragraph-rsid="000d52d2"/>
    </style:style>
    <style:style style:name="P37" style:family="paragraph" style:parent-style-name="Standard">
      <style:paragraph-properties fo:text-align="justify" style:justify-single-word="false"/>
      <style:text-properties fo:font-variant="normal" fo:text-transform="none" fo:color="#212529" loext:opacity="100%" style:font-name="JetBrains Mono" fo:font-size="10pt" fo:letter-spacing="normal" fo:font-style="normal" fo:font-weight="normal" style:font-size-asian="10pt" style:font-size-complex="10pt"/>
    </style:style>
    <style:style style:name="P38" style:family="paragraph" style:parent-style-name="Standard">
      <style:paragraph-properties fo:text-align="justify" style:justify-single-word="false"/>
      <style:text-properties officeooo:rsid="003c7022" officeooo:paragraph-rsid="004d85a6"/>
    </style:style>
    <style:style style:name="P39" style:family="paragraph" style:parent-style-name="Standard">
      <style:paragraph-properties fo:text-align="justify" style:justify-single-word="false"/>
      <style:text-properties fo:font-weight="bold" officeooo:rsid="003c7022" officeooo:paragraph-rsid="003c7022" style:font-weight-asian="bold" style:font-weight-complex="bold"/>
    </style:style>
    <style:style style:name="P40" style:family="paragraph">
      <loext:graphic-properties draw:fill="none" draw:fill-color="#ffffff"/>
      <style:paragraph-properties style:writing-mode="lr-tb"/>
      <style:text-properties style:font-name="JetBrains Mono"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c9211e" loext:opacity="100%" fo:font-style="italic" officeooo:rsid="001ba1e9" style:font-style-asian="italic" style:font-style-complex="italic"/>
    </style:style>
    <style:style style:name="T3" style:family="text">
      <style:text-properties fo:color="#c9211e" loext:opacity="100%" fo:font-style="italic" officeooo:rsid="0036451b" style:font-style-asian="italic" style:font-style-complex="italic"/>
    </style:style>
    <style:style style:name="T4" style:family="text">
      <style:text-properties fo:color="#c9211e" loext:opacity="100%" fo:font-style="italic" officeooo:rsid="0036c2af" style:font-style-asian="italic" style:font-style-complex="italic"/>
    </style:style>
    <style:style style:name="T5" style:family="text">
      <style:text-properties fo:color="#c9211e" loext:opacity="100%" fo:font-style="italic" officeooo:rsid="00372f8d"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32e6" style:font-style-asian="italic" style:font-style-complex="italic"/>
    </style:style>
    <style:style style:name="T8" style:family="text">
      <style:text-properties fo:font-style="italic" officeooo:rsid="000d52d2" style:font-style-asian="italic" style:font-style-complex="italic"/>
    </style:style>
    <style:style style:name="T9" style:family="text">
      <style:text-properties fo:font-style="italic" officeooo:rsid="000e4f9d" style:font-style-asian="italic" style:font-style-complex="italic"/>
    </style:style>
    <style:style style:name="T10" style:family="text">
      <style:text-properties fo:font-style="italic" officeooo:rsid="001025c6" style:font-style-asian="italic" style:font-style-complex="italic"/>
    </style:style>
    <style:style style:name="T11" style:family="text">
      <style:text-properties fo:font-style="italic" officeooo:rsid="0011a3e9" style:font-style-asian="italic" style:font-style-complex="italic"/>
    </style:style>
    <style:style style:name="T12" style:family="text">
      <style:text-properties fo:font-style="italic" officeooo:rsid="0019bb70" style:font-style-asian="italic" style:font-style-complex="italic"/>
    </style:style>
    <style:style style:name="T13" style:family="text">
      <style:text-properties fo:font-style="italic" officeooo:rsid="001ba1e9" style:font-style-asian="italic" style:font-style-complex="italic"/>
    </style:style>
    <style:style style:name="T14" style:family="text">
      <style:text-properties fo:font-style="italic" officeooo:rsid="001d9813" style:font-style-asian="italic" style:font-style-complex="italic"/>
    </style:style>
    <style:style style:name="T15" style:family="text">
      <style:text-properties fo:font-style="italic" officeooo:rsid="001fc1af" style:font-style-asian="italic" style:font-style-complex="italic"/>
    </style:style>
    <style:style style:name="T16" style:family="text">
      <style:text-properties fo:font-style="italic" officeooo:rsid="00236106" style:font-style-asian="italic" style:font-style-complex="italic"/>
    </style:style>
    <style:style style:name="T17" style:family="text">
      <style:text-properties fo:font-style="italic" officeooo:rsid="00293388" style:font-style-asian="italic" style:font-style-complex="italic"/>
    </style:style>
    <style:style style:name="T18" style:family="text">
      <style:text-properties fo:font-style="italic" officeooo:rsid="002d7426" style:font-style-asian="italic" style:font-style-complex="italic"/>
    </style:style>
    <style:style style:name="T19" style:family="text">
      <style:text-properties fo:font-style="italic" officeooo:rsid="002ebe4e" style:font-style-asian="italic" style:font-style-complex="italic"/>
    </style:style>
    <style:style style:name="T20" style:family="text">
      <style:text-properties fo:font-style="italic" officeooo:rsid="003286de" style:font-style-asian="italic" style:font-style-complex="italic"/>
    </style:style>
    <style:style style:name="T21" style:family="text">
      <style:text-properties fo:font-style="italic" officeooo:rsid="0033eb80" style:font-style-asian="italic" style:font-style-complex="italic"/>
    </style:style>
    <style:style style:name="T22" style:family="text">
      <style:text-properties fo:font-style="italic" officeooo:rsid="0034f81d" style:font-style-asian="italic" style:font-style-complex="italic"/>
    </style:style>
    <style:style style:name="T23" style:family="text">
      <style:text-properties fo:font-style="italic" officeooo:rsid="0036451b" style:font-style-asian="italic" style:font-style-complex="italic"/>
    </style:style>
    <style:style style:name="T24" style:family="text">
      <style:text-properties fo:font-style="italic" officeooo:rsid="003a144b" style:font-style-asian="italic" style:font-style-complex="italic"/>
    </style:style>
    <style:style style:name="T25" style:family="text">
      <style:text-properties fo:font-style="italic" officeooo:rsid="00406665" style:font-style-asian="italic" style:font-style-complex="italic"/>
    </style:style>
    <style:style style:name="T26" style:family="text">
      <style:text-properties style:text-position="0% 100%" fo:font-style="italic" style:font-style-asian="italic" style:font-style-complex="italic"/>
    </style:style>
    <style:style style:name="T27" style:family="text">
      <style:text-properties style:use-window-font-color="true" loext:opacity="0%" fo:font-style="italic" officeooo:rsid="001ba1e9" style:font-style-asian="italic" style:font-style-complex="italic"/>
    </style:style>
    <style:style style:name="T28" style:family="text">
      <style:text-properties officeooo:rsid="00203863"/>
    </style:style>
    <style:style style:name="T29" style:family="text">
      <style:text-properties officeooo:rsid="00319ad0"/>
    </style:style>
    <style:style style:name="T30" style:family="text">
      <style:text-properties fo:font-weight="normal" style:font-weight-asian="normal" style:font-weight-complex="normal"/>
    </style:style>
    <style:style style:name="T31" style:family="text">
      <style:text-properties fo:font-weight="normal" officeooo:rsid="004788a4" style:font-weight-asian="normal" style:font-weight-complex="normal"/>
    </style:style>
    <style:style style:name="T32" style:family="text">
      <style:text-properties fo:font-weight="normal" officeooo:rsid="00484727" style:font-weight-asian="normal" style:font-weight-complex="normal"/>
    </style:style>
    <style:style style:name="T33" style:family="text">
      <style:text-properties fo:font-weight="normal" officeooo:rsid="004992d3" style:font-weight-asian="normal" style:font-weight-complex="normal"/>
    </style:style>
    <style:style style:name="T34" style:family="text">
      <style:text-properties fo:font-weight="normal" officeooo:rsid="004a2470" style:font-weight-asian="normal" style:font-weight-complex="normal"/>
    </style:style>
    <style:style style:name="T35" style:family="text">
      <style:text-properties fo:font-weight="normal" officeooo:rsid="004d85a6" style:font-weight-asian="normal" style:font-weight-complex="normal"/>
    </style:style>
    <style:style style:name="T36" style:family="text">
      <style:text-properties fo:font-weight="normal" officeooo:rsid="004dc265" style:font-weight-asian="normal" style:font-weight-complex="normal"/>
    </style:style>
    <style:style style:name="T37" style:family="text">
      <style:text-properties officeooo:rsid="003f56c7"/>
    </style:style>
    <style:style style:name="T38" style:family="text">
      <style:text-properties officeooo:rsid="00426eb8"/>
    </style:style>
    <style:style style:name="T39" style:family="text">
      <style:text-properties officeooo:rsid="00434535"/>
    </style:style>
    <style:style style:name="T40" style:family="text">
      <style:text-properties style:font-name="JetBrains Mono" fo:font-size="10pt" style:text-underline-style="solid" style:text-underline-width="auto" style:text-underline-color="font-color" style:font-size-asian="10pt" style:font-size-complex="10pt"/>
    </style:style>
    <style:style style:name="T41" style:family="text">
      <style:text-properties style:font-name="JetBrains Mono" fo:font-size="10pt" style:font-size-asian="10pt" style:font-size-complex="10pt"/>
    </style:style>
    <style:style style:name="T42" style:family="text">
      <style:text-properties fo:color="#c9211e" loext:opacity="100%" style:font-name="JetBrains Mono" fo:font-size="10pt" style:font-size-asian="10pt" style:font-size-complex="10pt"/>
    </style:style>
    <style:style style:name="gr1" style:family="graphic">
      <style:graphic-properties draw:stroke="none" svg:stroke-color="#000000" draw:fill="none" draw:fill-color="#ffffff" fo:min-height="6.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4: Organización directa: Hashing</text:p>
      <text:p text:style-name="P3"/>
      <text:p text:style-name="P1">Alumno: Juan Cruz Mateos</text:p>
      <text:p text:style-name="P1">Mat. 15134</text:p>
      <text:p text:style-name="P1"/>
      <text:p text:style-name="P4">1) Utilizando como función hash <text:span text:style-name="T1">f(x) = x mod 1301</text:span>, conceptualice un archivo directo de <text:span text:style-name="T1">1300 posiciones </text:span>y ubique los siguientes valores:</text:p>
      <text:p text:style-name="P4"/>
      <text:p text:style-name="P4"><text:s text:c="6"/>10168, 21362, 8515, 7993, 32434, 29786, 35175, 50255, 32305, 24971, 10177, 53101, 12901</text:p>
      <text:p text:style-name="P4"/>
      <text:p text:style-name="P4">Indiquen la cantidad máxima de claves, y cómo calcularía el factor de ocupación. ¿Existieron colisiones? Para 1500 registros ¿qué probabilidad de colisiones hay?</text:p>
      <text:p text:style-name="P4"/>
      <table:table table:name="Table1" table:style-name="Table1">
        <table:table-column table:style-name="Table1.A" table:number-columns-repeated="2"/>
        <table:table-row table:style-name="TableLine94309814448720">
          <table:table-cell table:style-name="Table1.A1" office:value-type="string">
            <text:p text:style-name="P14">Clave</text:p>
          </table:table-cell>
          <table:table-cell table:style-name="Table1.B1" office:value-type="string">
            <text:p text:style-name="P14">f(Clave) = Clave mod 1301</text:p>
          </table:table-cell>
        </table:table-row>
        <table:table-row table:style-name="TableLine94309814473120">
          <table:table-cell table:style-name="Table1.A2" office:value-type="string">
            <text:p text:style-name="P20">10168</text:p>
          </table:table-cell>
          <table:table-cell table:style-name="Table1.B2" office:value-type="string">
            <text:p text:style-name="P12">1061</text:p>
          </table:table-cell>
        </table:table-row>
        <table:table-row table:style-name="TableLine94309814526256">
          <table:table-cell table:style-name="Table1.A2" office:value-type="string">
            <text:p text:style-name="P19">21362</text:p>
          </table:table-cell>
          <table:table-cell table:style-name="Table1.B2" office:value-type="string">
            <text:p text:style-name="P12">546</text:p>
          </table:table-cell>
        </table:table-row>
        <table:table-row table:style-name="TableLine94309814526912">
          <table:table-cell table:style-name="Table1.A2" office:value-type="string">
            <text:p text:style-name="P18">8515</text:p>
          </table:table-cell>
          <table:table-cell table:style-name="Table1.B2" office:value-type="string">
            <text:p text:style-name="P12">709</text:p>
          </table:table-cell>
        </table:table-row>
        <table:table-row table:style-name="TableLine94309814527728">
          <table:table-cell table:style-name="Table1.A2" office:value-type="string">
            <text:p text:style-name="P18">7993</text:p>
          </table:table-cell>
          <table:table-cell table:style-name="Table1.B2" office:value-type="string">
            <text:p text:style-name="P12">187</text:p>
          </table:table-cell>
        </table:table-row>
        <table:table-row table:style-name="TableLine94309814528544">
          <table:table-cell table:style-name="Table1.A2" office:value-type="string">
            <text:p text:style-name="P18">32434</text:p>
          </table:table-cell>
          <table:table-cell table:style-name="Table1.B2" office:value-type="string">
            <text:p text:style-name="P12">1210</text:p>
          </table:table-cell>
        </table:table-row>
        <table:table-row table:style-name="TableLine94309814529312">
          <table:table-cell table:style-name="Table1.A2" office:value-type="string">
            <text:p text:style-name="P18">29786</text:p>
          </table:table-cell>
          <table:table-cell table:style-name="Table1.B2" office:value-type="string">
            <text:p text:style-name="P12">1164</text:p>
          </table:table-cell>
        </table:table-row>
        <table:table-row table:style-name="TableLine94309814530128">
          <table:table-cell table:style-name="Table1.A2" office:value-type="string">
            <text:p text:style-name="P18">35175</text:p>
          </table:table-cell>
          <table:table-cell table:style-name="Table1.B2" office:value-type="string">
            <text:p text:style-name="P12">48</text:p>
          </table:table-cell>
        </table:table-row>
        <table:table-row table:style-name="TableLine94309814530944">
          <table:table-cell table:style-name="Table1.A2" office:value-type="string">
            <text:p text:style-name="P18">50255</text:p>
          </table:table-cell>
          <table:table-cell table:style-name="Table1.B2" office:value-type="string">
            <text:p text:style-name="P12">817</text:p>
          </table:table-cell>
        </table:table-row>
        <table:table-row table:style-name="TableLine94309814531952">
          <table:table-cell table:style-name="Table1.A2" office:value-type="string">
            <text:p text:style-name="P18">32305</text:p>
          </table:table-cell>
          <table:table-cell table:style-name="Table1.B2" office:value-type="string">
            <text:p text:style-name="P12">1081</text:p>
          </table:table-cell>
        </table:table-row>
        <table:table-row table:style-name="TableLine94309814532768">
          <table:table-cell table:style-name="Table1.A2" office:value-type="string">
            <text:p text:style-name="P18">24971</text:p>
          </table:table-cell>
          <table:table-cell table:style-name="Table1.B2" office:value-type="string">
            <text:p text:style-name="P12">252</text:p>
          </table:table-cell>
        </table:table-row>
        <table:table-row table:style-name="TableLine94309814533584">
          <table:table-cell table:style-name="Table1.A2" office:value-type="string">
            <text:p text:style-name="P18">10177</text:p>
          </table:table-cell>
          <table:table-cell table:style-name="Table1.B2" office:value-type="string">
            <text:p text:style-name="P12">1070</text:p>
          </table:table-cell>
        </table:table-row>
        <table:table-row table:style-name="TableLine94309814534400">
          <table:table-cell table:style-name="Table1.A2" office:value-type="string">
            <text:p text:style-name="P18">53101</text:p>
          </table:table-cell>
          <table:table-cell table:style-name="Table1.B2" office:value-type="string">
            <text:p text:style-name="P15">1061 // <text:span text:style-name="T28">colision </text:span><text:span text:style-name="T37">con clave 10168</text:span></text:p>
          </table:table-cell>
        </table:table-row>
        <table:table-row table:style-name="TableLine94309814535216">
          <table:table-cell table:style-name="Table1.A2" office:value-type="string">
            <text:p text:style-name="P18">12901</text:p>
          </table:table-cell>
          <table:table-cell table:style-name="Table1.B2" office:value-type="string">
            <text:p text:style-name="P12">1192</text:p>
          </table:table-cell>
        </table:table-row>
      </table:table>
      <text:p text:style-name="P4"/>
      <text:p text:style-name="P4"><text:tab/><text:span text:style-name="T24">En el archivo ejercicio01.py se encuentra el programa para calcular los valores obtenidos.</text:span></text:p>
      <text:p text:style-name="P4"/>
      <text:p text:style-name="P6"><text:span text:style-name="T12">a. </text:span><text:span text:style-name="T7">Cantidad maxima de claves:</text:span></text:p>
      <text:p text:style-name="P8"><text:span text:style-name="T7"><text:s/><text:tab/></text:span><text:span text:style-name="T12">La cantidad maxima de claves </text:span><text:span text:style-name="T23">que se prodran almacenar en el archivo </text:span><text:span text:style-name="T3">sera </text:span><text:span text:style-name="T4">1300, puesto que es el tamaño maximo de registros que puede almacenar</text:span><text:span text:style-name="T3">. </text:span><text:span text:style-name="T5">La </text:span><text:span text:style-name="T12">cantidad maxima de direcciones es </text:span><text:span text:style-name="T7">130</text:span><text:span text:style-name="T10">1,</text:span><text:span text:style-name="T7"> </text:span><text:span text:style-name="T13">estando </text:span><text:span text:style-name="T14">el espacio de direcciones definido por el</text:span><text:span text:style-name="T10"> intervalo [0, 1300]. </text:span><text:span text:style-name="T23">Como el archivo solo dispone de 1300 registros (0 … 1299), cuando la funcion hash devuelva el valor 1300 no existira la direccion fisica donde almacenarlo, por lo que puede redireccionarse a la posicion 0 del archivo.</text:span><text:span text:style-name="T10"> </text:span></text:p>
      <text:p text:style-name="P16"/>
      <text:p text:style-name="P7"><text:span text:style-name="T27">b.</text:span><text:span text:style-name="T2"> </text:span><text:span text:style-name="T7">Factor de ocupacion:</text:span></text:p>
      <text:p text:style-name="P7"><text:soft-page-break/><text:span text:style-name="T7"><text:tab/></text:span><text:span text:style-name="T13">Se define el fac</text:span><text:span text:style-name="T15">tor</text:span><text:span text:style-name="T13"> de ocupacion como el cociente entre el </text:span><text:span text:style-name="T16">numero de registros ocupador y el numero de registros disponibles. Suponiendo que el archivo guarda unicamente un registro por direccion y no resuelve las colisiones sino que las ignora </text:span><text:span text:style-name="T25">pisando el valor anterior con el nuevo </text:span><text:span text:style-name="T16">(la clave 53101 colisiona con la clave 10168, y como la direccion ya se encuentra ocupada ocurre desbordamiento), la cantidad final de resistros ocupados luego de insertar las claves correpondientes en sus direcciones es de 12. Luego,</text:span><text:span text:style-name="T7"><text:tab/><text:tab/></text:span></text:p>
      <text:p text:style-name="P5"><text:span text:style-name="T11"><text:tab/> <text:s/></text:span><text:span text:style-name="T16">factor de ocupacion = # registros_ocupados / # registros_disponibles</text:span></text:p>
      <text:p text:style-name="P5"><text:span text:style-name="T7"><text:tab/><text:tab/><text:tab/><text:tab/></text:span><text:span text:style-name="T11">=</text:span><text:span text:style-name="T7"> <text:s/></text:span><text:span text:style-name="T8">12 / 1300</text:span></text:p>
      <text:p text:style-name="P22"><text:tab/> <text:s/><text:tab/><text:tab/><text:tab/>= <text:s text:c="2"/>0.0092</text:p>
      <text:p text:style-name="P9"><text:span text:style-name="T16">c. </text:span><text:span text:style-name="T8">Colisiones:</text:span></text:p>
      <text:p text:style-name="P23"><text:tab/></text:p>
      <text:p text:style-name="P23"><text:tab/>- la clave a) 10168 colisiona con la clave l) 53101, ambas apuntando a la direccion 1061.</text:p>
      <text:p text:style-name="P22"/>
      <text:p text:style-name="P9"><text:span text:style-name="T16">d. </text:span><text:span text:style-name="T8">La probabilidad que una determinada direccion posea x registros asignados se puede calcular como:</text:span></text:p>
      <text:p text:style-name="P11"><text:span text:style-name="T6"><text:tab/><text:tab/><text:tab/> <text:s text:c="6"/>p(x) ~ (r/N)^x</text:span><text:span text:style-name="T26">* e^ (-r/N) </text:span><text:span text:style-name="T6"><text:s/>/ </text:span><text:span text:style-name="T9">x! <text:s text:c="9"/>para N y r grandes</text:span></text:p>
      <text:p text:style-name="P11"><text:span text:style-name="T9"/></text:p>
      <text:p text:style-name="P24"/>
      <text:p text:style-name="P11"><text:span text:style-name="T9"><text:tab/><text:tab/></text:span><text:span text:style-name="T17">p(x): probabilidad de que una direccion dada tenga x registros asignados</text:span></text:p>
      <text:p text:style-name="P25"><text:tab/><text:tab/>N: numero de direcciones disponibles</text:p>
      <text:p text:style-name="P25"><text:tab/><text:tab/>r: numero de registros a guardar</text:p>
      <text:p text:style-name="P32"/>
      <text:p text:style-name="P33">Además, para N direcciones, el numero esperado de direcci<text:span text:style-name="T38">o</text:span>nes con x registros se cualcula como:</text:p>
      <text:p text:style-name="P33"><text:tab/><text:tab/></text:p>
      <text:p text:style-name="P33"><text:tab/><text:tab/><text:tab/><text:tab/><text:tab/><text:tab/>N * p(x)</text:p>
      <text:p text:style-name="P33">Asumiendo que unicamente un registro puede ser asignado a una direccion dada, <text:span text:style-name="T38">el numero esperado de desbordamientos es:</text:span></text:p>
      <text:p text:style-name="P33"><text:tab/><text:tab/><text:tab/><text:tab/><text:tab/><text:span text:style-name="T38">N * p(0) – (N-r)</text:span></text:p>
      <text:p text:style-name="P33"/>
      <text:p text:style-name="P17"><text:span text:style-name="T8">L</text:span><text:span text:style-name="T6">uego, la probabilidad de que ocurran colisiones es la probabilidad de que a una determinada direccion posea mas de un registro asignado </text:span><text:span text:style-name="T18">(es decir, que contenga claves sinonimas)</text:span><text:span text:style-name="T6">. Entonces,</text:span></text:p>
      <text:p text:style-name="P26"><text:tab/><text:tab/></text:p>
      <text:p text:style-name="P26"><text:span text:style-name="T38"><text:tab/></text:span><text:span text:style-name="T39">siendo</text:span><text:span text:style-name="T38"> <text:s text:c="4"/></text:span>N = 1300</text:p>
      <text:p text:style-name="P26"><text:tab/> <text:s text:c="2"/><text:tab/> <text:s text:c="3"/>r = 1500</text:p>
      <text:p text:style-name="P26"/>
      <text:p text:style-name="P26"><text:tab/><text:tab/><text:span text:style-name="T38">prob coliciones </text:span><text:s/><text:span text:style-name="T38">=</text:span> (1 – p(0) – p(1))</text:p>
      <text:p text:style-name="P26"><text:tab/><text:tab/><text:tab/><text:tab/> <text:s text:c="2"/>= 0.3206</text:p>
      <text:p text:style-name="P26"><text:tab/><text:tab/><text:tab/></text:p>
      <text:p text:style-name="P26"><text:tab/><text:span text:style-name="T38">y el numero esperado de desbordamientos es:</text:span></text:p>
      <text:p text:style-name="P26"><text:tab/><text:tab/></text:p>
      <text:p text:style-name="P26"><text:tab/><text:tab/><text:span text:style-name="T38">overflows = 1300 * p(0) – (1300 – 1500)</text:span></text:p>
      <text:p text:style-name="P26"><text:tab/><text:tab/> <text:s text:c="16"/><text:span text:style-name="T38">~ 610 </text:span></text:p>
      <text:p text:style-name="P4"/>
      <text:p text:style-name="P4">2) Suponga un archivo de organización directa de <text:span text:style-name="T1">512 posiciones</text:span>. Usando una función hash con <text:span text:style-name="T1">método de compresión</text:span> y seleccionando el número primo adecuado, calcule las posiciones donde irían los siguientes registros alfanuméricos: <text:span text:style-name="T29">limon, gato, vodka, ojo, ojota, caradura, caradura, oh.</text:span></text:p>
      <text:p text:style-name="P4"/>
      <text:p text:style-name="P4"><text:tab/><text:span text:style-name="T29">Dado que se trata de un archivo de 512 posiciones, elijo el numero primo más proximo a 512 a fin de asegurar una distribucion de claves mas uniforme, cuidando ademas que dicho numero no sea potencia de 2. <text:s/>El menor primo mas cercano a 512 es 509, por lo que elijo ese valor.</text:span></text:p>
      <text:p text:style-name="P4"/>
      <text:p text:style-name="P37">clave = limon</text:p>
      <text:p text:style-name="P37"><text:soft-page-break/>l: 1101100</text:p>
      <text:p text:style-name="P37">i: 1101001</text:p>
      <text:p text:style-name="P37">m: 1101101</text:p>
      <text:p text:style-name="P37">o: 1101111</text:p>
      <text:p text:style-name="P37">n: 1101110</text:p>
      <text:p text:style-name="P37">xor = 105</text:p>
      <text:p text:style-name="P37">105 mod 509 = 105</text:p>
      <text:p text:style-name="P37"/>
      <text:p text:style-name="P37">clave = gato</text:p>
      <text:p text:style-name="P37">g: 1100111</text:p>
      <text:p text:style-name="P37">a: 1100001</text:p>
      <text:p text:style-name="P37">t: 1110100</text:p>
      <text:p text:style-name="P37">o: 1101111</text:p>
      <text:p text:style-name="P37">xor = 29</text:p>
      <text:p text:style-name="P37">29 mod 509 = 29</text:p>
      <text:p text:style-name="P37"/>
      <text:p text:style-name="P37"><draw:frame text:anchor-type="paragraph" draw:z-index="0" draw:name="Shape3" draw:style-name="gr1" draw:text-style-name="P40" svg:width="7.541cm" svg:height="6.196cm" svg:x="8.177cm" svg:y="0.194cm"><draw:text-box><text:p><text:span text:style-name="T40">Resultados:</text:span></text:p><text:p><text:span text:style-name="T41"/></text:p><text:p><text:span text:style-name="T41"><text:s text:c="2"/></text:span><text:span text:style-name="T41">clave <text:s text:c="2"/>| <text:s text:c="2"/>hash</text:span></text:p><text:p><text:span text:style-name="T41">--------------------</text:span></text:p><text:p><text:span text:style-name="T41">limon</text:span><text:span text:style-name="T41"><text:tab/></text:span><text:span text:style-name="T41"><text:tab/></text:span><text:span text:style-name="T41"> <text:s text:c="3"/>| <text:s text:c="2"/>105</text:span></text:p><text:p><text:span text:style-name="T41">gato <text:s text:c="5"/>| <text:s text:c="2"/>29</text:span></text:p><text:p><text:span text:style-name="T41">vodka</text:span><text:span text:style-name="T41"><text:tab/></text:span><text:span text:style-name="T41"><text:tab/></text:span><text:span text:style-name="T41"> <text:s text:c="3"/>|</text:span><text:span text:style-name="T41"><text:tab/></text:span><text:span text:style-name="T41"> <text:s/>119</text:span></text:p><text:p><text:span text:style-name="T41">ojo</text:span><text:span text:style-name="T41"><text:tab/></text:span><text:span text:style-name="T41"> <text:s text:c="3"/>| <text:s text:c="2"/>106</text:span></text:p><text:p><text:span text:style-name="T41">ojota</text:span><text:span text:style-name="T41"><text:tab/></text:span><text:span text:style-name="T41"><text:tab/></text:span><text:span text:style-name="T41"> <text:s text:c="3"/>|</text:span><text:span text:style-name="T41"><text:tab/></text:span><text:span text:style-name="T41"> <text:s/>127</text:span></text:p><text:p><text:span text:style-name="T41">caradura <text:s/>|</text:span><text:span text:style-name="T41"><text:tab/></text:span><text:span text:style-name="T41"> <text:s/>19</text:span></text:p><text:p><text:span text:style-name="T41">caradura <text:s/>|</text:span><text:span text:style-name="T41"><text:tab/></text:span><text:span text:style-name="T41"> <text:s/></text:span><text:span text:style-name="T42">19 (colision)</text:span></text:p><text:p><text:span text:style-name="T41">ah <text:s text:c="7"/>| <text:s text:c="2"/>9</text:span></text:p></draw:text-box></draw:frame>clave = vodka</text:p>
      <text:p text:style-name="P37">v: 1110110</text:p>
      <text:p text:style-name="P37">o: 1101111</text:p>
      <text:p text:style-name="P37">d: 1100100</text:p>
      <text:p text:style-name="P37">k: 1101011</text:p>
      <text:p text:style-name="P37">a: 1100001</text:p>
      <text:p text:style-name="P37">xor = 119</text:p>
      <text:p text:style-name="P37">119 mod 509 = 119</text:p>
      <text:p text:style-name="P37"/>
      <text:p text:style-name="P37">clave = ojo</text:p>
      <text:p text:style-name="P37">o: 1101111</text:p>
      <text:p text:style-name="P37">j: 1101010</text:p>
      <text:p text:style-name="P37">o: 1101111</text:p>
      <text:p text:style-name="P37">xor = 106</text:p>
      <text:p text:style-name="P37">106 mod 509 = 106</text:p>
      <text:p text:style-name="P37"/>
      <text:p text:style-name="P37">clave = ojota</text:p>
      <text:p text:style-name="P37">o: 1101111</text:p>
      <text:p text:style-name="P37">j: 1101010</text:p>
      <text:p text:style-name="P37">o: 1101111</text:p>
      <text:p text:style-name="P37">t: 1110100</text:p>
      <text:p text:style-name="P37">a: 1100001</text:p>
      <text:p text:style-name="P37">xor = 127</text:p>
      <text:p text:style-name="P37">127 mod 509 = 127</text:p>
      <text:p text:style-name="P37"/>
      <text:p text:style-name="P37">clave = caradura</text:p>
      <text:p text:style-name="P37">c: 1100011</text:p>
      <text:p text:style-name="P37">a: 1100001</text:p>
      <text:p text:style-name="P37">r: 1110010</text:p>
      <text:p text:style-name="P37">a: 1100001</text:p>
      <text:p text:style-name="P37">d: 1100100</text:p>
      <text:p text:style-name="P37">u: 1110101</text:p>
      <text:p text:style-name="P37">r: 1110010</text:p>
      <text:p text:style-name="P37">a: 1100001</text:p>
      <text:p text:style-name="P37">xor = 19</text:p>
      <text:p text:style-name="P37">19 mod 509 = 19</text:p>
      <text:p text:style-name="P37"/>
      <text:p text:style-name="P37">clave = caradura</text:p>
      <text:p text:style-name="P37">c: 1100011</text:p>
      <text:p text:style-name="P37">a: 1100001</text:p>
      <text:p text:style-name="P37">r: 1110010</text:p>
      <text:p text:style-name="P37">a: 1100001</text:p>
      <text:p text:style-name="P37"><text:soft-page-break/>d: 1100100</text:p>
      <text:p text:style-name="P37">u: 1110101</text:p>
      <text:p text:style-name="P37">r: 1110010</text:p>
      <text:p text:style-name="P37">a: 1100001</text:p>
      <text:p text:style-name="P37">xor = 19</text:p>
      <text:p text:style-name="P37">19 mod 509 = 19</text:p>
      <text:p text:style-name="P37"/>
      <text:p text:style-name="P37">clave = ah</text:p>
      <text:p text:style-name="P37">a: 1100001</text:p>
      <text:p text:style-name="P37">h: 1101000</text:p>
      <text:p text:style-name="P37">xor = 9</text:p>
      <text:p text:style-name="P37">9 mod 509 = 9</text:p>
      <text:p text:style-name="P21"/>
      <text:p text:style-name="P27">En el archivo ejercicio02.py se encuentra el programa para el calculo de los valores obtenidos.</text:p>
      <text:p text:style-name="P13"/>
      <text:p text:style-name="P4">3) ¿En qué se diferencia y qué ventajas tienen el manejo de colisiones dispersión, por distribución por almacenamiento por cubetas y por área de overflow separada?</text:p>
      <text:p text:style-name="P4"/>
      <text:p text:style-name="P39">Distribución por almacenamiento por cubetas<text:span text:style-name="T30">: son asignados bloques de espacio (cubetas) para </text:span><text:span text:style-name="T32">almacenar multiples registros</text:span><text:span text:style-name="T30"> en </text:span><text:span text:style-name="T31">lugar de asignar celdas individuales a registros.</text:span><text:span text:style-name="T30"> Este método busca minimizar la cantidad de claves por cubeta para aumentar la velocidad de acceso. Cada cubeta tiene un puntero que apunta a una lista enlazada donde se almacenan todos los registros que tengan como dirección la calculada con la función hash. </text:span><text:span text:style-name="T33">Resulta util</text:span><text:span text:style-name="T30"> el caso </text:span><text:span text:style-name="T34">de haber </text:span><text:span text:style-name="T30">muchas colisiones y dispersas, por lo que un recorrido secuencial no serviría y disminuiría la velocidad. El gasto lógico y de memoria es mayor ya que se tiene que almacenar un puntero para cada cubeta.</text:span></text:p>
      <text:p text:style-name="P39"><text:span text:style-name="T30"/></text:p>
      <text:p text:style-name="P38"><text:span text:style-name="T1">Área de overflow separada</text:span><text:span text:style-name="T30">: </text:span><text:span text:style-name="T35">se cuenta con un archivo de registros primario donde se almacenan los registro y las colisiones que puedan ocurrir son direccionadas a otro archivo distinto donde se las gestiona. Aqui se utiliza nuevamente el concepto de lista enzalada, guardando en el archivo de datos la cabeza a la lista de coliciones en el archivo de overflow, que contiene cada registro que dio lugar a una colision y un puntero al proximo registro sinonimo dentro del archivo. </text:span><text:span text:style-name="T36">Este metodo, por lo tanto, implica en mantenimiento de dos archivos separados y la gestion de las listas enlazadas dentro del archivo de overflow cuya cabeza se guarda en el archivo principal.</text:span></text:p>
      <text:p text:style-name="P28"/>
      <text:p text:style-name="P4">Ejercicio de programación:</text:p>
      <text:p text:style-name="P4"/>
      <text:p text:style-name="P4">1) Suponga un sistema para la gestión de una maratón de 42Km. El cupo máximo es de 12000 corredores. En la inscripción cada corredor provee: número de DNI, nombre, sexo, edad, categoría. Hay un último campo que es el tiempo (que se carga al finalizar la carrera).</text:p>
      <text:p text:style-name="P4"/>
      <text:p text:style-name="P4">Para la solución se deberá usar un archivo directo, donde deberá diseñar una función hash que mapee número de DNI a posición en el archivo (que es el número de corredor otorgado en el momento de la inscripción).</text:p>
      <text:p text:style-name="P4"/>
      <text:p text:style-name="P4">Implemente: función hash, archivo, altas, modificaciones, bajas. Carga de tiempos. Listados de tiempos general y por categoría.</text:p>
      <text:p text:style-name="P4"/>
      <text:p text:style-name="P4">¿Es eficiente esta solución al momento de imprimir los listados de clasificaciones generales y por categorías? ¿Usaría la misma solución si la toma de tiempo se hace de forma electrónica con sensores tipo RFID en la largada, media maratón (km 21) y final (Km 42)? ¿Qué cambiaría?</text:p>
      <text:p text:style-name="P4"/>
      <text:p text:style-name="P4"><text:tab/><text:span text:style-name="T19">Resuelto en archivo ejercicio01.c</text:span></text:p>
      <text:p text:style-name="P29"/>
      <text:p text:style-name="P4"><text:soft-page-break/><text:span text:style-name="T19"><text:tab/></text:span><text:span text:style-name="T20">Las impresiones de los listados de tiempos no es eficiente, ya que el archivo no se encuentra ordenado ni por el tiempo ni por la categoria. Para listar clasificaciones generales habria que ordenar el archivo por tiempo de manera ascendente y luego listar recorriendo secuencialmente. De la misma manera, para listar por categoria deberia ordenarse el archivo por categoria, y dentro de cada categoria deberia ordenarse tambien por tiempo de forma descendente, y luego realizar el listado recorriendo el archivo secuencialmente. Como se ve, la estructura del archivo tal como esta no facilita dichas consultas. Estas dificultades podrian salvarse utilizando archivos adicionales: un archivo general de tiempos ordenado por tiempo </text:span><text:span text:style-name="T21">de forma descendente</text:span><text:span text:style-name="T20">, cuyos registros contengan </text:span><text:span text:style-name="T21">el numero de corredor y su tiempo. </text:span><text:span text:style-name="T22">De esta manera, a fin de generar el listado de tiempos general, bastaria con recorrer secuencialmente dicho archivo de tiempos e indexado de manera directa al archivo principal con el numero de corredor para obtener los datos del corredor.</text:span></text:p>
      <text:p text:style-name="P30"><text:tab/></text:p>
      <text:p text:style-name="P31"><text:tab/>En caso de registrar tres tiempors utilizando sensores RFID, se deberia modificar la estructura del registro para que en lugar de un solo tiempo contenga cada uno de los tres tiempos registrados por el sensor.</text:p>
      <text:p text:style-name="P4"/>
      <text:p text:style-name="P4">2) Suponga un sistema para el manejo de personal de una empresa. Los datos a almacenar son apellido y nombre, dirección, teléfono, y fecha de ingreso.</text:p>
      <text:p text:style-name="P4"/>
      <text:p text:style-name="P4">Para la solución se plantea un archivo directo donde el apellido y nombre es la clave de acceso.</text:p>
      <text:p text:style-name="P4"/>
      <text:p text:style-name="P4">Implemente una función hash, creación de archivo principal, alta, modificaciones, bajas. El manejo de colisiones se debe resolver por área separada de overflow.</text:p>
      <text:p text:style-name="P4"/>
      <text:p text:style-name="P10"><text:tab/><text:span text:style-name="T19">Resuelto en archivo ejercicio01.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0:59.298770307</meta:creation-date>
    <meta:generator>LibreOffice/7.2.2.2$Linux_X86_64 LibreOffice_project/20$Build-2</meta:generator>
    <dc:date>2021-11-29T18:26:48.001692669</dc:date>
    <meta:editing-duration>P7DT13H7M30S</meta:editing-duration>
    <meta:editing-cycles>56</meta:editing-cycles>
    <meta:document-statistic meta:table-count="1" meta:image-count="0" meta:object-count="0" meta:page-count="5" meta:paragraph-count="149" meta:word-count="1420" meta:character-count="8432" meta:non-whitespace-character-count="7019"/>
  </office:meta>
</office:document-meta>
</file>